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75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2.266cm" fo:min-width="2.914cm"/>
    </style:style>
    <style:style style:name="gr3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2.799cm"/>
    </style:style>
    <style:style style:name="gr5" style:family="graphic" style:parent-style-name="standard">
      <style:graphic-properties draw:textarea-horizontal-align="justify" draw:textarea-vertical-align="middle" draw:auto-grow-height="false" fo:min-height="0.912cm" fo:min-width="2.79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textarea-horizontal-align="justify" draw:textarea-vertical-align="middle" draw:auto-grow-height="false" fo:min-height="2.8cm" fo:min-width="3.328cm"/>
    </style:style>
    <style:style style:name="gr12" style:family="graphic" style:parent-style-name="standard">
      <style:graphic-properties draw:stroke="none" svg:stroke-color="#000000" draw:fill="none" draw:fill-color="#ffffff" fo:min-height="3.556cm"/>
    </style:style>
    <style:style style:name="gr13" style:family="graphic" style:parent-style-name="standard">
      <style:graphic-properties draw:stroke="none" svg:stroke-color="#000000" draw:fill="none" draw:fill-color="#ffffff" fo:min-height="0.893cm"/>
    </style:style>
    <style:style style:name="gr14" style:family="graphic" style:parent-style-name="standard">
      <style:graphic-properties draw:textarea-horizontal-align="justify" draw:textarea-vertical-align="middle" draw:auto-grow-height="false" fo:min-height="7.243cm" fo:min-width="5.088cm"/>
    </style:style>
    <style:style style:name="gr15" style:family="graphic" style:parent-style-name="standard">
      <style:graphic-properties draw:textarea-horizontal-align="justify" draw:textarea-vertical-align="middle" draw:auto-grow-height="false" fo:min-height="4.803cm" fo:min-width="5.061cm"/>
    </style:style>
    <style:style style:name="gr16" style:family="graphic" style:parent-style-name="standard">
      <style:graphic-properties draw:textarea-horizontal-align="justify" draw:textarea-vertical-align="middle" draw:auto-grow-height="false" fo:min-height="2.29cm" fo:min-width="5.031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standard">
      <style:graphic-properties draw:stroke="none" svg:stroke-color="#000000" draw:fill="none" draw:fill-color="#ffffff" fo:min-height="1.385cm"/>
    </style:style>
    <style:style style:name="gr20" style:family="graphic" style:parent-style-name="standard">
      <style:graphic-properties draw:textarea-horizontal-align="justify" draw:textarea-vertical-align="middle" draw:auto-grow-height="false" fo:min-height="0.891cm" fo:min-width="2.307cm"/>
    </style:style>
    <style:style style:name="gr21" style:family="graphic" style:parent-style-name="standard">
      <style:graphic-properties draw:stroke="none" svg:stroke-color="#000000" draw:fill="none" draw:fill-color="#ffffff" fo:min-height="2.594cm"/>
    </style:style>
    <style:style style:name="gr22" style:family="graphic" style:parent-style-name="standard">
      <style:graphic-properties draw:textarea-horizontal-align="justify" draw:textarea-vertical-align="middle" draw:auto-grow-height="false" fo:min-height="2.971cm" fo:min-width="2.174cm"/>
    </style:style>
    <style:style style:name="gr23" style:family="graphic" style:parent-style-name="standard">
      <style:graphic-properties draw:stroke="none" svg:stroke-color="#000000" draw:fill="none" draw:fill-color="#ffffff" fo:min-height="3.687cm"/>
    </style:style>
    <style:style style:name="gr24" style:family="graphic" style:parent-style-name="standard">
      <style:graphic-properties draw:textarea-horizontal-align="justify" draw:textarea-vertical-align="middle" draw:auto-grow-height="false" fo:min-height="0.767cm" fo:min-width="2.3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8cm" svg:x="5.3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556cm" svg:x="5.437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826cm" svg:height="3.556cm" svg:x="5.438cm" svg:y="5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2.262cm" svg:y="3.1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custom-shape draw:style-name="gr4" draw:text-style-name="P1" draw:layer="layout" svg:width="3.299cm" svg:height="3.302cm" svg:x="11.533cm" svg:y="1.9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299cm" svg:height="1.162cm" svg:x="11.533cm" svg:y="3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2" draw:layer="layout" svg:x1="3.786cm" svg:y1="3.286cm" svg:x2="5.437cm" svg:y2="2.905cm">
          <text:p/>
        </draw:line>
        <draw:line draw:style-name="gr7" draw:text-style-name="P2" draw:layer="layout" svg:x1="10.263cm" svg:y1="2.905cm" svg:x2="11.533cm" svg:y2="2.905cm">
          <text:p/>
        </draw:line>
        <draw:line draw:style-name="gr7" draw:text-style-name="P2" draw:layer="layout" svg:x1="11.533cm" svg:y1="3.286cm" svg:x2="9.628cm" svg:y2="5.953cm">
          <text:p/>
        </draw:line>
        <draw:frame draw:style-name="gr8" draw:text-style-name="P3" draw:layer="layout" svg:width="3.429cm" svg:height="1.27cm" svg:x="6.326cm" svg:y="2.397cm">
          <draw:text-box>
            <text:p>Register</text:p>
          </draw:text-box>
        </draw:frame>
        <draw:frame draw:style-name="gr8" draw:text-style-name="P3" draw:layer="layout" svg:width="3.683cm" svg:height="1.27cm" svg:x="6.072cm" svg:y="6.461cm">
          <draw:text-box>
            <text:p>Scheduling</text:p>
          </draw:text-box>
        </draw:frame>
        <draw:frame draw:style-name="gr9" draw:text-style-name="P3" draw:layer="layout" svg:width="3.683cm" svg:height="0.962cm" svg:x="1.5cm" svg:y="4.399cm">
          <draw:text-box>
            <text:p>Registrant</text:p>
          </draw:text-box>
        </draw:frame>
        <draw:frame draw:style-name="gr10" draw:text-style-name="P3" draw:layer="layout" svg:width="3.588cm" svg:height="0.962cm" svg:x="11.332cm" svg:y="1.127cm">
          <draw:text-box>
            <text:p>person DB</text:p>
          </draw:text-box>
        </draw:frame>
        <draw:custom-shape draw:style-name="gr11" draw:text-style-name="P1" draw:layer="layout" svg:width="4.445cm" svg:height="4.572cm" svg:x="4.929cm" svg:y="9.23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3" draw:layer="layout" svg:width="3.937cm" svg:height="3.806cm" svg:x="4.929cm" svg:y="9.902cm">
          <draw:text-box>
            <text:p>Schedules (student, presenter),</text:p>
            <text:p>Attendance sheets</text:p>
          </draw:text-box>
        </draw:frame>
        <draw:line draw:style-name="gr7" draw:text-style-name="P2" draw:layer="layout" svg:x1="9.755cm" svg:y1="8.112cm" svg:x2="11.152cm" svg:y2="8.366cm">
          <text:p/>
        </draw:line>
        <draw:frame draw:style-name="gr9" draw:text-style-name="P3" draw:layer="layout" svg:width="3.175cm" svg:height="0.962cm" svg:x="11.533cm" svg:y="2.043cm">
          <draw:text-box>
            <text:p>L. Name</text:p>
          </draw:text-box>
        </draw:frame>
        <draw:frame draw:style-name="gr13" draw:text-style-name="P3" draw:layer="layout" svg:width="3.302cm" svg:height="1.143cm" svg:x="11.533cm" svg:y="3.059cm">
          <draw:text-box>
            <text:p>F. Name</text:p>
          </draw:text-box>
        </draw:frame>
        <draw:g>
          <draw:custom-shape draw:style-name="gr14" draw:text-style-name="P1" draw:layer="layout" svg:width="5.588cm" svg:height="7.493cm" svg:x="11.152cm" svg:y="6.1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5.561cm" svg:height="5.053cm" svg:x="11.179cm" svg:y="7.35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5.531cm" svg:height="2.54cm" svg:x="11.209cm" svg:y="8.59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1.179cm" svg:y1="9.868cm" svg:x2="16.74cm" svg:y2="9.868cm">
            <text:p/>
          </draw:line>
          <draw:frame draw:style-name="gr13" draw:text-style-name="P3" draw:layer="layout" svg:width="5.461cm" svg:height="1.143cm" svg:x="11.152cm" svg:y="6.185cm">
            <draw:text-box>
              <text:p>Session #</text:p>
            </draw:text-box>
          </draw:frame>
          <draw:frame draw:style-name="gr13" draw:text-style-name="P3" draw:layer="layout" svg:width="5.461cm" svg:height="1.143cm" svg:x="11.152cm" svg:y="7.328cm">
            <draw:text-box>
              <text:p>Time</text:p>
            </draw:text-box>
          </draw:frame>
          <draw:frame draw:style-name="gr8" draw:text-style-name="P3" draw:layer="layout" svg:width="5.561cm" svg:height="1.27cm" svg:x="11.179cm" svg:y="8.598cm">
            <draw:text-box>
              <text:p>Location (room #)</text:p>
            </draw:text-box>
          </draw:frame>
          <draw:frame draw:style-name="gr8" draw:text-style-name="P3" draw:layer="layout" svg:width="5.461cm" svg:height="1.27cm" svg:x="11.152cm" svg:y="9.868cm">
            <draw:text-box>
              <text:p>Subject</text:p>
            </draw:text-box>
          </draw:frame>
          <draw:frame draw:style-name="gr8" draw:text-style-name="P3" draw:layer="layout" svg:width="5.588cm" svg:height="1.27cm" svg:x="11.152cm" svg:y="11.138cm">
            <draw:text-box>
              <text:p>Presenter</text:p>
            </draw:text-box>
          </draw:frame>
          <draw:frame draw:style-name="gr17" draw:text-style-name="P3" draw:layer="layout" svg:width="5.715cm" svg:height="1.673cm" svg:x="11.152cm" svg:y="12.408cm">
            <draw:text-box>
              <text:p>List of Participants</text:p>
            </draw:text-box>
          </draw:frame>
        </draw:g>
        <draw:custom-shape draw:style-name="gr3" draw:text-style-name="P1" draw:layer="layout" svg:width="1.397cm" svg:height="1.397cm" svg:x="2.262cm" svg:y="6.0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9" draw:text-style-name="P3" draw:layer="layout" svg:width="3.683cm" svg:height="0.962cm" svg:x="1.501cm" svg:y="7.399cm">
          <draw:text-box>
            <text:p>Organizer</text:p>
          </draw:text-box>
        </draw:frame>
        <draw:line draw:style-name="gr7" draw:text-style-name="P2" draw:layer="layout" svg:x1="11.152cm" svg:y1="10.144cm" svg:x2="9.247cm" svg:y2="10.652cm">
          <text:p/>
        </draw:line>
        <draw:frame draw:style-name="gr9" draw:text-style-name="P3" draw:layer="layout" svg:width="4.826cm" svg:height="0.962cm" svg:x="10.898cm" svg:y="5.445cm">
          <draw:text-box>
            <text:p>per session DB</text:p>
          </draw:text-box>
        </draw:frame>
        <draw:line draw:style-name="gr6" draw:text-style-name="P2" draw:layer="layout" svg:x1="3.783cm" svg:y1="6.842cm" svg:x2="5.434cm" svg:y2="7.096cm">
          <text:p/>
        </draw:line>
        <draw:frame draw:style-name="gr18" draw:text-style-name="P3" draw:layer="layout" svg:width="3.302cm" svg:height="1.016cm" svg:x="14.83cm" svg:y="4.202cm">
          <draw:text-box>
            <text:p>Role*</text:p>
          </draw:text-box>
        </draw:frame>
        <draw:frame draw:style-name="gr19" draw:text-style-name="P3" draw:layer="layout" svg:width="6.334cm" svg:height="1.673cm" svg:x="0cm" svg:y="13.127cm">
          <draw:text-box>
            <text:p>*student, parent, sponsor, or educator</text:p>
          </draw:text-box>
        </draw:frame>
        <draw:custom-shape draw:style-name="gr20" draw:text-style-name="P1" draw:layer="layout" svg:width="2.807cm" svg:height="1.141cm" svg:x="14.83cm" svg:y="1.92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804cm" svg:height="0.962cm" svg:x="14.833cm" svg:y="3.244cm">
          <draw:text-box>
            <text:p>School</text:p>
          </draw:text-box>
        </draw:frame>
        <draw:frame draw:style-name="gr21" draw:text-style-name="P3" draw:layer="layout" svg:width="3.302cm" svg:height="2.844cm" svg:x="17.633cm" svg:y="1.989cm">
          <draw:text-box>
            <text:p>Desired</text:p>
            <text:p>6 Topics</text:p>
          </draw:text-box>
        </draw:frame>
        <draw:custom-shape draw:style-name="gr22" draw:text-style-name="P1" draw:layer="layout" svg:width="2.674cm" svg:height="3.221cm" svg:x="17.63cm" svg:y="1.969cm">
          <text:p/>
          <draw:enhanced-geometry svg:viewBox="0 0 21600 21600" draw:mirror-vertical="true" draw:type="rectangle" draw:enhanced-path="M 0 0 L 21600 0 21600 21600 0 21600 0 0 Z N"/>
        </draw:custom-shape>
        <draw:frame draw:style-name="gr23" draw:text-style-name="P3" draw:layer="layout" svg:width="3.744cm" svg:height="3.937cm" svg:x="17.256cm" svg:y="5.318cm">
          <draw:text-box>
            <text:p>Hover over name/tap ? box on site to get description</text:p>
          </draw:text-box>
        </draw:frame>
        <draw:frame draw:style-name="gr13" draw:text-style-name="P3" draw:layer="layout" svg:width="3.302cm" svg:height="1.143cm" svg:x="11.468cm" svg:y="4.202cm">
          <draw:text-box>
            <text:p>Address</text:p>
          </draw:text-box>
        </draw:frame>
        <draw:frame draw:style-name="gr13" draw:text-style-name="P3" draw:layer="layout" svg:width="2.794cm" svg:height="1.143cm" svg:x="14.843cm" svg:y="1.989cm">
          <draw:text-box>
            <text:p>Email</text:p>
          </draw:text-box>
        </draw:frame>
        <draw:custom-shape draw:style-name="gr24" draw:text-style-name="P1" draw:layer="layout" svg:width="2.807cm" svg:height="1.017cm" svg:x="14.83cm" svg:y="4.174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13:42:19.590698763</meta:creation-date>
    <meta:editing-duration>PT34M37S</meta:editing-duration>
    <meta:editing-cycles>9</meta:editing-cycles>
    <meta:generator>LibreOffice/5.2.7.2$Linux_X86_64 LibreOffice_project/20m0$Build-2</meta:generator>
    <dc:date>2019-10-15T13:52:45.313884945</dc:date>
    <meta:document-statistic meta:object-count="45"/>
  </office:meta>
</office:document-meta>
</file>